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sine" fo:language="en" fo:country="US" fo:font-weight="bold" officeooo:rsid="001fe3b6" officeooo:paragraph-rsid="001fe3b6" style:font-weight-asian="bold" style:font-weight-complex="bold"/>
    </style:style>
    <style:style style:name="P2" style:family="paragraph" style:parent-style-name="Standard">
      <style:text-properties style:font-name="Cousine" fo:language="en" fo:country="US" fo:font-weight="normal" officeooo:rsid="00213b65" officeooo:paragraph-rsid="001fe3b6" style:font-weight-asian="normal" style:font-weight-complex="normal"/>
    </style:style>
    <style:style style:name="P3" style:family="paragraph" style:parent-style-name="Standard">
      <style:text-properties style:font-name="Cousine" fo:language="en" fo:country="US" fo:font-style="normal" fo:font-weight="normal" officeooo:rsid="00255acd" officeooo:paragraph-rsid="00255acd" style:font-style-asian="normal" style:font-weight-asian="normal" style:font-style-complex="normal" style:font-weight-complex="normal"/>
    </style:style>
    <style:style style:name="T1" style:family="text">
      <style:text-properties officeooo:rsid="00255acd"/>
    </style:style>
    <style:style style:name="T2" style:family="text">
      <style:text-properties officeooo:rsid="0021eb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 Game 1 – <text:span text:style-name="T1">FORTRAN</text:span> &lt;</text:p>
      <text:p text:style-name="P2"/>
      <text:p text:style-name="P3"><text:span text:style-name="T2">W</text:span>hy was GAME 1 re-written in FORTRAN? Seems like an odd choice, right?</text:p>
      <text:p text:style-name="P3"/>
      <text:p text:style-name="P3">This was actually the first non-QB version that I’d done. I’d gotten a job as a FORTRAN programmer and wanted a bit of extra practice. I’m pretty sure that this was the version that got the whole “re-writing Game 1” thing start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0:33:11.780122152</meta:creation-date>
    <dc:date>2020-05-31T11:24:45.375238273</dc:date>
    <meta:editing-duration>PT26M42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3" meta:word-count="60" meta:character-count="321" meta:non-whitespace-character-count="262"/>
  </office:meta>
</office:document-meta>
</file>